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7EFDFF5373.jpg" manifest:media-type="image/jpeg"/>
  <manifest:file-entry manifest:full-path="Pictures/10000000000000C8000000DB94933405.jpg" manifest:media-type="image/jpeg"/>
  <manifest:file-entry manifest:full-path="Pictures/1000020100000172000001E07BB074DB.png" manifest:media-type="image/png"/>
  <manifest:file-entry manifest:full-path="Pictures/1000000000000083000000ABFD185FDB.jpg" manifest:media-type="image/jpeg"/>
  <manifest:file-entry manifest:full-path="Pictures/10000000000000890000012C653FB621.jpg" manifest:media-type="image/jpeg"/>
  <manifest:file-entry manifest:full-path="Pictures/100000000000012C000000E1CC3E34FA.jpg" manifest:media-type="image/jpeg"/>
  <manifest:file-entry manifest:full-path="Pictures/10000000000000C8000000C7184EAAF8.jpg" manifest:media-type="image/jpeg"/>
  <manifest:file-entry manifest:full-path="Pictures/10000000000000FA000000C815CBE7B4.jpg" manifest:media-type="image/jpeg"/>
  <manifest:file-entry manifest:full-path="Pictures/10000000000001900000012C9083F49A.jpg" manifest:media-type="image/jpeg"/>
  <manifest:file-entry manifest:full-path="Pictures/100000000000012C000000E1EA2FAEC0.jpg" manifest:media-type="image/jpeg"/>
  <manifest:file-entry manifest:full-path="Pictures/10000000000000C80000009AF740C5B1.jpg" manifest:media-type="image/jpeg"/>
  <manifest:file-entry manifest:full-path="Pictures/10000000000000C8000000FC74189D0C.jpg" manifest:media-type="image/jpeg"/>
  <manifest:file-entry manifest:full-path="Pictures/10000000000000710000015E311D8134.png" manifest:media-type="image/png"/>
  <manifest:file-entry manifest:full-path="Pictures/100000000000012C0000012CFA9BB134.jpg" manifest:media-type="image/jpeg"/>
  <manifest:file-entry manifest:full-path="Pictures/100000000000012C000000C8744141EF.jpg" manifest:media-type="image/jpeg"/>
  <manifest:file-entry manifest:full-path="Pictures/100000000000012C000000C88E22B23E.jpg" manifest:media-type="image/jpeg"/>
  <manifest:file-entry manifest:full-path="Pictures/100000000000012C000001A8942EFDFC.jpg" manifest:media-type="image/jpeg"/>
  <manifest:file-entry manifest:full-path="Pictures/100000000000012B000000DB321686D0.jpg" manifest:media-type="image/jpeg"/>
  <manifest:file-entry manifest:full-path="Pictures/100000000000012C00000121CC945EB0.jpg" manifest:media-type="image/jpeg"/>
  <manifest:file-entry manifest:full-path="Pictures/10000000000000C8000000A9CA23BF5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6" style:family="graphic" style:parent-style-name="objectwithoutfill">
      <style:graphic-properties svg:stroke-color="#dddddd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3333ff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objectwithoutfill">
      <style:graphic-properties draw:fill="none" draw:textarea-vertical-align="middl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0000cc"/>
    </style:style>
    <style:style style:name="P4" style:family="paragraph">
      <style:paragraph-properties fo:text-align="center"/>
      <style:text-properties fo:color="#0000cc" fo:text-shadow="none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cc"/>
    </style:style>
    <style:style style:name="T3" style:family="text">
      <style:text-properties fo:color="#0000cc" fo:text-shadow="none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2.436cm" svg:height="2.153cm" svg:x="5.964cm" svg:y="12.6cm">
          <draw:image xlink:href="Pictures/10000000000000C8000000A9CA23BF58.jpg" xlink:type="simple" xlink:show="embed" xlink:actuate="onLoad">
            <text:p/>
          </draw:image>
        </draw:frame>
        <draw:frame draw:style-name="gr1" draw:text-style-name="P1" draw:layer="layout" svg:width="2.745cm" svg:height="2.015cm" svg:x="12cm" svg:y="15.078cm">
          <draw:image xlink:href="Pictures/100000000000012B000000DB321686D0.jpg" xlink:type="simple" xlink:show="embed" xlink:actuate="onLoad">
            <text:p/>
          </draw:image>
        </draw:frame>
        <draw:frame draw:style-name="gr1" draw:text-style-name="P1" draw:layer="layout" svg:width="2.759cm" svg:height="1.964cm" svg:x="16.841cm" svg:y="10.006cm">
          <draw:image xlink:href="Pictures/100000000000012C000000C8744141EF.jpg" xlink:type="simple" xlink:show="embed" xlink:actuate="onLoad">
            <text:p/>
          </draw:image>
        </draw:frame>
        <draw:frame draw:style-name="gr1" draw:text-style-name="P1" draw:layer="layout" svg:width="1.759cm" svg:height="1.687cm" svg:x="17.8cm" svg:y="6.713cm">
          <draw:image xlink:href="Pictures/100000000000012C0000012CFA9BB134.jpg" xlink:type="simple" xlink:show="embed" xlink:actuate="onLoad">
            <text:p/>
          </draw:image>
        </draw:frame>
        <draw:frame draw:style-name="gr1" draw:text-style-name="P1" draw:layer="layout" svg:width="2.159cm" svg:height="2.141cm" svg:x="15.041cm" svg:y="2.859cm">
          <draw:image xlink:href="Pictures/100000000000012C00000121CC945EB0.jpg" xlink:type="simple" xlink:show="embed" xlink:actuate="onLoad">
            <text:p/>
          </draw:image>
        </draw:frame>
        <draw:frame draw:style-name="gr1" draw:text-style-name="P1" draw:layer="layout" svg:width="1.359cm" svg:height="2.127cm" svg:x="8.8cm" svg:y="10.273cm">
          <draw:image xlink:href="Pictures/100000000000012C000001A8942EFDF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/></text:p>
          </draw:text-box>
        </draw:frame>
        <draw:frame draw:style-name="gr2" draw:layer="layout" svg:width="2.945cm" svg:height="0.962cm" svg:x="11.455cm" svg:y="8.4cm">
          <draw:text-box>
            <text:p>Человек</text:p>
          </draw:text-box>
        </draw:frame>
        <draw:frame draw:style-name="gr3" draw:text-style-name="P2" draw:layer="layout" svg:width="3.4cm" svg:height="0.806cm" svg:x="11.6cm" svg:y="11.794cm">
          <draw:text-box>
            <text:p><text:span text:style-name="T1">1. Мечта</text:span></text:p>
          </draw:text-box>
        </draw:frame>
        <draw:frame draw:style-name="gr2" draw:text-style-name="P2" draw:layer="layout" svg:width="2.242cm" svg:height="0.806cm" svg:x="8.358cm" svg:y="9.794cm">
          <draw:text-box>
            <text:p><text:span text:style-name="T1">2. Идея</text:span></text:p>
          </draw:text-box>
        </draw:frame>
        <draw:frame draw:style-name="gr3" draw:text-style-name="P2" draw:layer="layout" svg:width="4.149cm" svg:height="0.806cm" svg:x="8.251cm" svg:y="6.032cm">
          <draw:text-box>
            <text:p><text:span text:style-name="T1">3. Потребность</text:span></text:p>
          </draw:text-box>
        </draw:frame>
        <draw:frame draw:style-name="gr2" draw:text-style-name="P2" draw:layer="layout" svg:width="4.147cm" svg:height="1.361cm" svg:x="12.804cm" svg:y="5.116cm">
          <draw:text-box>
            <text:p><text:span text:style-name="T1">4. Аналитика</text:span></text:p>
            <text:p><text:span text:style-name="T1">(Исследования)</text:span></text:p>
          </draw:text-box>
        </draw:frame>
        <draw:frame draw:style-name="gr2" draw:text-style-name="P2" draw:layer="layout" svg:width="3.66cm" svg:height="0.806cm" svg:x="16.8cm" svg:y="6cm">
          <draw:text-box>
            <text:p><text:span text:style-name="T1">5. Технология</text:span></text:p>
          </draw:text-box>
        </draw:frame>
        <draw:frame draw:style-name="gr3" draw:text-style-name="P2" draw:layer="layout" svg:width="7.2cm" svg:height="0.806cm" svg:x="16.8cm" svg:y="9.2cm">
          <draw:text-box>
            <text:p><text:span text:style-name="T1">6. Бизнес-гипотеза</text:span></text:p>
          </draw:text-box>
        </draw:frame>
        <draw:frame draw:style-name="gr2" draw:text-style-name="P2" draw:layer="layout" svg:width="4.308cm" svg:height="1.361cm" svg:x="16.692cm" svg:y="11.839cm">
          <draw:text-box>
            <text:p><text:span text:style-name="T1">7. Проверка</text:span></text:p>
            <text:p><text:span text:style-name="T1">бизнес-гипотезы</text:span></text:p>
          </draw:text-box>
        </draw:frame>
        <draw:frame draw:style-name="gr2" draw:text-style-name="P2" draw:layer="layout" svg:width="4.278cm" svg:height="0.806cm" svg:x="11.055cm" svg:y="14.594cm">
          <draw:text-box>
            <text:p><text:span text:style-name="T1">8. Производство</text:span></text:p>
          </draw:text-box>
        </draw:frame>
        <draw:frame draw:style-name="gr4" draw:text-style-name="P2" draw:layer="layout" svg:width="3.461cm" svg:height="0.806cm" svg:x="3.6cm" svg:y="7.6cm">
          <draw:text-box>
            <text:p><text:span text:style-name="T1">9. Маркетинг</text:span></text:p>
          </draw:text-box>
        </draw:frame>
        <draw:frame draw:style-name="gr5" draw:text-style-name="P2" draw:layer="layout" svg:width="3.203cm" svg:height="0.806cm" svg:x="5.4cm" svg:y="11.794cm">
          <draw:text-box>
            <text:p><text:span text:style-name="T1">10. Продукт</text:span></text:p>
          </draw:text-box>
        </draw:frame>
        <draw:frame draw:style-name="gr2" draw:text-style-name="P2" draw:layer="layout" svg:width="4.304cm" svg:height="0.806cm" svg:x="6.6cm" svg:y="3.2cm">
          <draw:text-box>
            <text:p><text:span text:style-name="T1">11. Потребитель</text:span></text:p>
          </draw:text-box>
        </draw:frame>
        <draw:frame draw:style-name="gr2" draw:text-style-name="P2" draw:layer="layout" svg:width="4.841cm" svg:height="0.806cm" svg:x="13.6cm" svg:y="2.394cm">
          <draw:text-box>
            <text:p><text:span text:style-name="T1">12. Исследователь</text:span></text:p>
          </draw:text-box>
        </draw:frame>
        <draw:frame draw:style-name="gr2" draw:text-style-name="P2" draw:layer="layout" svg:width="5.506cm" svg:height="0.806cm" svg:x="21.2cm" svg:y="7.194cm">
          <draw:text-box>
            <text:p><text:span text:style-name="T1">13. Предприниматель</text:span></text:p>
          </draw:text-box>
        </draw:frame>
        <draw:frame draw:style-name="gr2" draw:text-style-name="P2" draw:layer="layout" svg:width="3.512cm" svg:height="0.806cm" svg:x="11.488cm" svg:y="17.093cm">
          <draw:text-box>
            <text:p><text:span text:style-name="T1">15. Инвестор</text:span></text:p>
          </draw:text-box>
        </draw:frame>
        <draw:frame draw:style-name="gr2" draw:text-style-name="P2" draw:layer="layout" svg:width="3.851cm" svg:height="0.806cm" svg:x="21.4cm" svg:y="13.238cm">
          <draw:text-box>
            <text:p><text:span text:style-name="T1">14. Бизнесмен</text:span></text:p>
          </draw:text-box>
        </draw:frame>
        <draw:frame draw:style-name="gr2" draw:text-style-name="P2" draw:layer="layout" svg:width="3.233cm" svg:height="0.806cm" svg:x="3.393cm" svg:y="14.794cm">
          <draw:text-box>
            <text:p><text:span text:style-name="T1">16. Политик</text:span></text:p>
          </draw:text-box>
        </draw:frame>
        <draw:line draw:style-name="gr6" draw:text-style-name="P1" draw:layer="layout" svg:x1="6.6cm" svg:y1="18cm" svg:x2="12cm" svg:y2="11.4cm">
          <text:p/>
        </draw:line>
        <draw:line draw:style-name="gr6" draw:text-style-name="P1" draw:layer="layout" svg:x1="3cm" svg:y1="5.2cm" svg:x2="11.6cm" svg:y2="9.8cm">
          <text:p/>
        </draw:line>
        <draw:line draw:style-name="gr6" draw:text-style-name="P1" draw:layer="layout" svg:x1="11.8cm" svg:y1="2.2cm" svg:x2="12.6cm" svg:y2="8.4cm">
          <text:p/>
        </draw:line>
        <draw:line draw:style-name="gr6" draw:text-style-name="P1" draw:layer="layout" svg:x1="14cm" svg:y1="9.6cm" svg:x2="25.8cm" svg:y2="6.4cm">
          <text:p/>
        </draw:line>
        <draw:line draw:style-name="gr6" draw:text-style-name="P1" draw:layer="layout" svg:x1="13.6cm" svg:y1="10.8cm" svg:x2="22.8cm" svg:y2="17.4cm">
          <text:p/>
        </draw:line>
        <draw:custom-shape draw:style-name="gr7" draw:text-style-name="P1" draw:layer="layout" svg:width="27.6cm" svg:height="18.4cm" svg:x="0.2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9.527cm" svg:height="0.962cm" svg:x="4.273cm" svg:y="19.838cm">
          <draw:text-box>
            <text:p>Образовательно-культуро-политико-социо-экономическая среда</text:p>
          </draw:text-box>
        </draw:frame>
        <draw:line draw:style-name="gr8" draw:text-style-name="P1" draw:layer="layout" svg:x1="5.8cm" svg:y1="19.8cm" svg:x2="7cm" svg:y2="18.6cm">
          <text:p/>
        </draw:line>
        <draw:frame draw:style-name="gr1" draw:text-style-name="P1" draw:layer="layout" svg:width="0.8cm" svg:height="2.348cm" svg:x="12.4cm" svg:y="9.2cm">
          <draw:image xlink:href="Pictures/10000000000000710000015E311D8134.png" xlink:type="simple" xlink:show="embed" xlink:actuate="onLoad">
            <text:p/>
          </draw:image>
        </draw:frame>
        <draw:frame draw:style-name="gr1" draw:text-style-name="P1" draw:layer="layout" svg:width="1.881cm" svg:height="1.487cm" svg:x="12cm" svg:y="12.4cm">
          <draw:image xlink:href="Pictures/10000000000001900000012C9083F49A.jpg" xlink:type="simple" xlink:show="embed" xlink:actuate="onLoad">
            <text:p/>
          </draw:image>
        </draw:frame>
        <draw:frame draw:style-name="gr1" draw:text-style-name="P1" draw:layer="layout" svg:width="1.759cm" svg:height="1.294cm" svg:x="8.041cm" svg:y="4cm">
          <draw:image xlink:href="Pictures/100000000000012C000000E1EA2FAEC0.jpg" xlink:type="simple" xlink:show="embed" xlink:actuate="onLoad">
            <text:p/>
          </draw:image>
        </draw:frame>
        <draw:frame draw:style-name="gr1" draw:text-style-name="P1" draw:layer="layout" svg:width="2cm" svg:height="1.6cm" svg:x="9.2cm" svg:y="6.838cm">
          <draw:image xlink:href="Pictures/100000000000012C000000E1CC3E34FA.jpg" xlink:type="simple" xlink:show="embed" xlink:actuate="onLoad">
            <text:p/>
          </draw:image>
        </draw:frame>
        <draw:line draw:style-name="gr9" draw:text-style-name="P1" draw:layer="layout" svg:x1="11.8cm" svg:y1="13cm" svg:x2="10.2cm" svg:y2="12.2cm">
          <text:p/>
        </draw:line>
        <draw:line draw:style-name="gr9" draw:text-style-name="P1" draw:layer="layout" svg:x1="9.4cm" svg:y1="9.4cm" svg:x2="9.8cm" svg:y2="8.438cm">
          <text:p/>
        </draw:line>
        <draw:line draw:style-name="gr9" draw:text-style-name="P1" draw:layer="layout" svg:x1="11.4cm" svg:y1="7.4cm" svg:x2="13cm" svg:y2="6.8cm">
          <text:p/>
        </draw:line>
        <draw:line draw:style-name="gr9" draw:text-style-name="P1" draw:layer="layout" svg:x1="16.2cm" svg:y1="6.8cm" svg:x2="17.6cm" svg:y2="7.4cm">
          <text:p/>
        </draw:line>
        <draw:line draw:style-name="gr9" draw:text-style-name="P1" draw:layer="layout" svg:x1="18.8cm" svg:y1="8.4cm" svg:x2="18.8cm" svg:y2="9.4cm">
          <text:p/>
        </draw:line>
        <draw:line draw:style-name="gr9" draw:text-style-name="P1" draw:layer="layout" svg:x1="19.4cm" svg:y1="10.006cm" svg:x2="19.4cm" svg:y2="11.97cm">
          <text:p/>
        </draw:line>
        <draw:line draw:style-name="gr9" draw:text-style-name="P1" draw:layer="layout" svg:x1="18.892cm" svg:y1="13.2cm" svg:x2="15.2cm" svg:y2="15.6cm">
          <text:p/>
        </draw:line>
        <draw:line draw:style-name="gr9" draw:text-style-name="P1" draw:layer="layout" svg:x1="11.6cm" svg:y1="15.8cm" svg:x2="8.4cm" svg:y2="14.2cm">
          <text:p/>
        </draw:line>
        <draw:line draw:style-name="gr9" draw:text-style-name="P1" draw:layer="layout" svg:x1="6.4cm" svg:y1="11.794cm" svg:x2="5.6cm" svg:y2="10.261cm">
          <text:p/>
        </draw:line>
        <draw:line draw:style-name="gr9" draw:text-style-name="P1" draw:layer="layout" svg:x1="5.6cm" svg:y1="7.4cm" svg:x2="7.6cm" svg:y2="5cm">
          <text:p/>
        </draw:line>
        <draw:line draw:style-name="gr9" draw:text-style-name="P1" draw:layer="layout" svg:x1="10.4cm" svg:y1="4.6cm" svg:x2="14cm" svg:y2="3.8cm">
          <text:p/>
        </draw:line>
        <draw:line draw:style-name="gr9" draw:text-style-name="P1" draw:layer="layout" svg:x1="18.2cm" svg:y1="3.8cm" svg:x2="23.2cm" svg:y2="7.194cm">
          <text:p/>
        </draw:line>
        <draw:line draw:style-name="gr9" draw:text-style-name="P1" draw:layer="layout" svg:x1="24.4cm" svg:y1="10.4cm" svg:x2="23.8cm" svg:y2="13cm">
          <text:p/>
        </draw:line>
        <draw:line draw:style-name="gr9" draw:text-style-name="P1" draw:layer="layout" svg:x1="22.4cm" svg:y1="15.6cm" svg:x2="15cm" svg:y2="18.4cm">
          <text:p/>
        </draw:line>
        <draw:line draw:style-name="gr9" draw:text-style-name="P1" draw:layer="layout" svg:x1="11.8cm" svg:y1="18.6cm" svg:x2="6.6cm" svg:y2="16.8cm">
          <text:p/>
        </draw:line>
        <draw:frame draw:style-name="gr1" draw:text-style-name="P1" draw:layer="layout" svg:width="2.159cm" svg:height="1.526cm" svg:x="13.451cm" svg:y="6.4cm">
          <draw:image xlink:href="Pictures/100000000000012C000000C88E22B23E.jpg" xlink:type="simple" xlink:show="embed" xlink:actuate="onLoad">
            <text:p/>
          </draw:image>
        </draw:frame>
        <draw:frame draw:style-name="gr2" draw:text-style-name="P3" draw:layer="layout" svg:width="3.652cm" svg:height="1.673cm" svg:x="0.277cm" svg:y="17.375cm">
          <draw:text-box>
            <text:p text:style-name="P1"><text:span text:style-name="T2">Клуб</text:span></text:p>
            <text:p text:style-name="P1"><text:span text:style-name="T2">Новаторов</text:span></text:p>
          </draw:text-box>
        </draw:frame>
        <draw:frame draw:style-name="gr2" draw:text-style-name="P4" draw:layer="layout" svg:width="4.693cm" svg:height="2.384cm" svg:x="0.507cm" svg:y="1cm">
          <draw:text-box>
            <text:p text:style-name="P1"><text:span text:style-name="T3">Клуб</text:span></text:p>
            <text:p text:style-name="P1"><text:span text:style-name="T3">Лояльных</text:span></text:p>
            <text:p text:style-name="P1"><text:span text:style-name="T3">Потребителей</text:span></text:p>
          </draw:text-box>
        </draw:frame>
        <draw:frame draw:style-name="gr2" draw:text-style-name="P3" draw:layer="layout" svg:width="5.95cm" svg:height="1.673cm" svg:x="21.8cm" svg:y="1.2cm">
          <draw:text-box>
            <text:p text:style-name="P1"><text:span text:style-name="T2">Клуб Инноваторов</text:span></text:p>
            <text:p text:style-name="P1"><text:span text:style-name="T2">Фонд Добротех</text:span></text:p>
          </draw:text-box>
        </draw:frame>
        <draw:frame draw:style-name="gr2" draw:text-style-name="P3" draw:layer="layout" svg:width="3.681cm" svg:height="1.673cm" svg:x="23.919cm" svg:y="17.327cm">
          <draw:text-box>
            <text:p text:style-name="P1"><text:span text:style-name="T2">Клуб</text:span></text:p>
            <text:p text:style-name="P1"><text:span text:style-name="T2">Партнёров</text:span></text:p>
          </draw:text-box>
        </draw:frame>
        <draw:frame draw:style-name="gr1" draw:text-style-name="P1" draw:layer="layout" svg:width="1.202cm" svg:height="2.287cm" svg:x="23.398cm" svg:y="7.913cm">
          <draw:image xlink:href="Pictures/10000000000000890000012C653FB621.jpg" xlink:type="simple" xlink:show="embed" xlink:actuate="onLoad">
            <text:p/>
          </draw:image>
        </draw:frame>
        <draw:frame draw:style-name="gr1" draw:text-style-name="P1" draw:layer="layout" svg:width="1.764cm" svg:height="2.298cm" draw:transform="skewX (-0.00261799387799149) translate (22.4cm 13.8cm)">
          <draw:image xlink:href="Pictures/1000020100000172000001E07BB074DB.png" xlink:type="simple" xlink:show="embed" xlink:actuate="onLoad">
            <text:p/>
          </draw:image>
        </draw:frame>
        <draw:frame draw:style-name="gr1" draw:text-style-name="P1" draw:layer="layout" svg:width="1.523cm" svg:height="1.78cm" svg:x="12.8cm" svg:y="17.8cm">
          <draw:image xlink:href="Pictures/1000000000000083000000ABFD185FDB.jpg" xlink:type="simple" xlink:show="embed" xlink:actuate="onLoad">
            <text:p/>
          </draw:image>
        </draw:frame>
        <draw:frame draw:style-name="gr1" draw:text-style-name="P1" draw:layer="layout" svg:width="1.8cm" svg:height="1.615cm" svg:x="4.6cm" svg:y="8.406cm">
          <draw:image xlink:href="Pictures/10000000000000C8000000DB94933405.jpg" xlink:type="simple" xlink:show="embed" xlink:actuate="onLoad">
            <text:p/>
          </draw:image>
        </draw:frame>
        <draw:frame draw:style-name="gr1" draw:text-style-name="P1" draw:layer="layout" svg:width="1.446cm" svg:height="1.8cm" svg:x="4.554cm" svg:y="15.6cm">
          <draw:image xlink:href="Pictures/10000000000000C8000000FC74189D0C.jpg" xlink:type="simple" xlink:show="embed" xlink:actuate="onLoad">
            <text:p/>
          </draw:image>
        </draw:frame>
        <draw:frame draw:style-name="gr2" draw:text-style-name="P2" draw:layer="layout" svg:width="3.863cm" svg:height="0.806cm" svg:x="0.2cm" svg:y="10.794cm">
          <draw:text-box>
            <text:p><text:span text:style-name="T1">17. Пенсионер</text:span></text:p>
          </draw:text-box>
        </draw:frame>
        <draw:frame draw:style-name="gr10" draw:text-style-name="P1" draw:layer="layout" svg:width="2.091cm" svg:height="1.674cm" svg:x="1.109cm" svg:y="11.6cm">
          <draw:image xlink:href="Pictures/10000000000000C80000009AF740C5B1.jpg" xlink:type="simple" xlink:show="embed" xlink:actuate="onLoad">
            <text:p/>
          </draw:image>
        </draw:frame>
        <draw:line draw:style-name="gr9" draw:text-style-name="P1" draw:layer="layout" svg:x1="3.8cm" svg:y1="15.6cm" svg:x2="2cm" svg:y2="13.6cm">
          <text:p/>
        </draw:lin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line draw:style-name="gr6" draw:text-style-name="P1" draw:layer="layout" svg:x1="6.6cm" svg:y1="13cm" svg:x2="26.4cm" svg:y2="12.8cm">
          <text:p/>
        </draw:line>
        <draw:line draw:style-name="gr6" draw:text-style-name="P1" draw:layer="layout" svg:x1="6.8cm" svg:y1="6.4cm" svg:x2="26cm" svg:y2="6.2cm">
          <text:p/>
        </draw:line>
        <draw:frame draw:style-name="gr10" draw:text-style-name="P1" draw:layer="layout" svg:width="2.636cm" svg:height="1.985cm" svg:x="15.164cm" svg:y="4.015cm">
          <draw:image xlink:href="Pictures/10000000000000C80000007EFDFF5373.jpg" xlink:type="simple" xlink:show="embed" xlink:actuate="onLoad">
            <text:p/>
          </draw:image>
        </draw:frame>
        <draw:frame draw:style-name="gr10" draw:text-style-name="P1" draw:layer="layout" svg:width="2.697cm" svg:height="2.164cm" svg:x="8.703cm" svg:y="9.4cm">
          <draw:image xlink:href="Pictures/10000000000000FA000000C815CBE7B4.jpg" xlink:type="simple" xlink:show="embed" xlink:actuate="onLoad">
            <text:p/>
          </draw:image>
        </draw:frame>
        <draw:frame draw:style-name="gr1" draw:text-style-name="P1" draw:layer="layout" svg:width="2.745cm" svg:height="2.015cm" svg:x="15.4cm" svg:y="15.585cm">
          <draw:image xlink:href="Pictures/100000000000012B000000DB321686D0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custom-shape draw:style-name="gr7" draw:text-style-name="P1" draw:layer="layout" svg:width="21.8cm" svg:height="16.8cm" svg:x="5.6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4.638cm" svg:height="1.673cm" svg:x="14.562cm" svg:y="14cm">
          <draw:text-box>
            <text:p text:style-name="P5"><text:span text:style-name="T4">Производство</text:span></text:p>
            <text:p text:style-name="P5"><text:span text:style-name="T4">(Production)</text:span></text:p>
          </draw:text-box>
        </draw:frame>
        <draw:frame draw:style-name="gr2" draw:text-style-name="P1" draw:layer="layout" svg:width="7.449cm" svg:height="1.673cm" svg:x="12.8cm" svg:y="2.67cm">
          <draw:text-box>
            <text:p text:style-name="P1">Общение, Потребности</text:p>
            <text:p text:style-name="P1">(Communication, Need)</text:p>
          </draw:text-box>
        </draw:frame>
        <draw:frame draw:style-name="gr2" draw:text-style-name="P1" draw:layer="layout" svg:width="5.26cm" svg:height="1.673cm" svg:x="20.74cm" svg:y="7.6cm">
          <draw:text-box>
            <text:p text:style-name="P1">Договорённости</text:p>
            <text:p text:style-name="P1">(Contract, Law)</text:p>
          </draw:text-box>
        </draw:frame>
        <draw:frame draw:style-name="gr2" draw:text-style-name="P1" draw:layer="layout" svg:width="6.17cm" svg:height="1.673cm" svg:x="7.03cm" svg:y="7.527cm">
          <draw:text-box>
            <text:p text:style-name="P1">Продажи, Финансы</text:p>
            <text:p text:style-name="P1">(Sale, Finance)</text:p>
          </draw:text-box>
        </draw:frame>
        <draw:line draw:style-name="gr9" draw:text-style-name="P1" draw:layer="layout" svg:x1="20.4cm" svg:y1="4.914cm" svg:x2="23.6cm" svg:y2="7.6cm">
          <text:p/>
        </draw:line>
        <draw:line draw:style-name="gr9" draw:text-style-name="P1" draw:layer="layout" svg:x1="22.609cm" svg:y1="12.432cm" svg:x2="19.8cm" svg:y2="15.6cm">
          <text:p/>
        </draw:line>
        <draw:line draw:style-name="gr9" draw:text-style-name="P1" draw:layer="layout" svg:x1="14.562cm" svg:y1="15.673cm" svg:x2="10.8cm" svg:y2="12.4cm">
          <text:p/>
        </draw:line>
        <draw:line draw:style-name="gr9" draw:text-style-name="P1" draw:layer="layout" svg:x1="10.2cm" svg:y1="7.527cm" svg:x2="13.8cm" svg:y2="5cm">
          <text:p/>
        </draw:line>
        <draw:frame draw:style-name="gr2" draw:text-style-name="P1" draw:layer="layout" svg:width="2.585cm" svg:height="1.673cm" svg:x="0.8cm" svg:y="9cm">
          <draw:text-box>
            <text:p text:style-name="P1">Бизнес</text:p>
            <text:p text:style-name="P1">среда</text:p>
          </draw:text-box>
        </draw:frame>
        <draw:frame draw:style-name="gr2" draw:text-style-name="P1" draw:layer="layout" svg:width="4.13cm" svg:height="1.673cm" svg:x="1.2cm" svg:y="2.67cm">
          <draw:text-box>
            <text:p text:style-name="P1">Социальная</text:p>
            <text:p text:style-name="P1">среда</text:p>
          </draw:text-box>
        </draw:frame>
        <draw:frame draw:style-name="gr2" draw:text-style-name="P1" draw:layer="layout" svg:width="6.306cm" svg:height="2.384cm" svg:x="1cm" svg:y="17.038cm">
          <draw:text-box>
            <text:p text:style-name="P1">Техническо-научно-</text:p>
            <text:p text:style-name="P1">производственная</text:p>
            <text:p text:style-name="P1">среда</text:p>
          </draw:text-box>
        </draw:frame>
        <draw:line draw:style-name="gr12" draw:text-style-name="P1" draw:layer="layout" svg:x1="5.2cm" svg:y1="3.8cm" svg:x2="10cm" svg:y2="4.343cm">
          <text:p/>
        </draw:line>
        <draw:line draw:style-name="gr12" draw:text-style-name="P1" draw:layer="layout" svg:x1="3.8cm" svg:y1="9.8cm" svg:x2="6.8cm" svg:y2="8.2cm">
          <text:p/>
        </draw:line>
        <draw:line draw:style-name="gr12" draw:text-style-name="P1" draw:layer="layout" svg:x1="5.8cm" svg:y1="17.093cm" svg:x2="10.2cm" svg:y2="15.2cm">
          <text:p/>
        </draw:line>
        <draw:frame draw:style-name="gr2" draw:layer="layout" svg:width="13.202cm" svg:height="0.962cm" svg:x="10.598cm" svg:y="19.238cm">
          <draw:text-box>
            <text:p>Культуро-политико-образовательная среда</text:p>
          </draw:text-box>
        </draw:frame>
        <draw:line draw:style-name="gr12" draw:text-style-name="P1" draw:layer="layout" svg:x1="13.4cm" svg:y1="19.4cm" svg:x2="14.4cm" svg:y2="18cm">
          <text:p/>
        </draw:line>
        <draw:frame draw:style-name="gr10" draw:text-style-name="P1" draw:layer="layout" svg:width="2.836cm" svg:height="2.75cm" svg:x="21.964cm" svg:y="9.25cm">
          <draw:image xlink:href="Pictures/10000000000000C8000000C7184EAAF8.jp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9T15:36:41.906540407</meta:creation-date>
    <dc:date>2016-05-31T13:02:54.613136822</dc:date>
    <meta:editing-duration>PT1H41M51S</meta:editing-duration>
    <meta:editing-cycles>7</meta:editing-cycles>
    <meta:generator>LibreOffice/4.2.8.2$Linux_X86_64 LibreOffice_project/420m0$Build-2</meta:generator>
    <meta:document-statistic meta:object-count="115"/>
  </office:meta>
</office:document-meta>
</file>